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117691" officeooo:paragraph-rsid="00117691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27879" officeooo:paragraph-rsid="0012787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127879" officeooo:paragraph-rsid="0017784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8e440" officeooo:paragraph-rsid="0018e44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90295" officeooo:paragraph-rsid="00190295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officeooo:rsid="00117691" style:font-style-asian="italic" style:font-weight-asian="bold" style:font-style-complex="italic" style:font-weight-complex="bold"/>
    </style:style>
    <style:style style:name="T2" style:family="text">
      <style:text-properties officeooo:rsid="00190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: Kennismaking met Italie.</text:span></text:p>
      <text:p text:style-name="Standard"><text:span text:style-name="T1"/></text:p>
      <text:p text:style-name="P1">Wat komt er in je op als je denkt aan Italie?</text:p>
      <text:p text:style-name="P1">Denk je bijvoorbeeld aan pizza, pasta of ijsjes? </text:p>
      <text:p text:style-name="P1">Is het voetbal, mode of familie?</text:p>
      <text:p text:style-name="P1">Of misschien aan een kunstenaar zoals Michelangelo?</text:p>
      <text:p text:style-name="P1">Italie heeft het allemaal, en nog veel meer.</text:p>
      <text:p text:style-name="P1">Italie is een land in het zuiden van Europa.</text:p>
      <text:p text:style-name="P1">Op de kaart kun je het goed herkennen omdat het</text:p>
      <text:p text:style-name="P1">eruitziet als een laars met een hoge hak. </text:p>
      <text:p text:style-name="P1">Het is een schiereiland. Een schiereiland is een</text:p>
      <text:p text:style-name="P1">lang, smal stuk land dat zich uitstrekt in zee.</text:p>
      <text:p text:style-name="P2">Het zit maar een kant aan land vast.</text:p>
      <text:p text:style-name="P2">Italie ligt in de Middellandse Zee.</text:p>
      <text:p text:style-name="P2"/>
      <text:p text:style-name="P2">Het land is ongeveer vier keer zo groot als Nederland en belgie samen.</text:p>
      <text:p text:style-name="P2">Er wonen ruim 60.400.000 mensen in Italie, voor het laatst geteld </text:p>
      <text:p text:style-name="P3">in Januari 2018.</text:p>
      <text:p text:style-name="P3"/>
      <text:p text:style-name="P3">De bevolking spreekt Italiaans. Dat is een |Romaanse taal.</text:p>
      <text:p text:style-name="P2">Romaanse talen stammen af van een heel oude taal die de Romeinen zo’n</text:p>
      <text:p text:style-name="P2">3000 jaar geleden al spraken: het latijn. De volledige naam van het land </text:p>
      <text:p text:style-name="P2">is in het Italiaans Repubblica Italiana. Ook noemen de Italianen hun</text:p>
      <text:p text:style-name="P2">eigen land ook wel Belpaese, dit betekent ‘prachtig land’.</text:p>
      <text:p text:style-name="P2"/>
      <text:p text:style-name="P2">Pas in 1871 werd Italie verenigd tot een geheel. voor </text:p>
      <text:p text:style-name="P4">die tijd bestond het uit een heleboel staten of regio’s</text:p>
      <text:p text:style-name="P4">die vaak met elkaar of met andere <text:span text:style-name="T2">landen aan het </text:span></text:p>
      <text:p text:style-name="P5">vechten waren. Er zijn tegenwoordig nog steeds </text:p>
      <text:p text:style-name="P5">grote verschillen in cultuur,voedsel en manier </text:p>
      <text:p text:style-name="P5">van lev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44:02.129000000</meta:creation-date>
    <dc:date>2018-05-30T17:17:08.293000000</dc:date>
    <meta:editing-duration>PT4M33S</meta:editing-duration>
    <meta:editing-cycles>1</meta:editing-cycles>
    <meta:document-statistic meta:table-count="0" meta:image-count="0" meta:object-count="0" meta:page-count="1" meta:paragraph-count="27" meta:word-count="229" meta:character-count="1287" meta:non-whitespace-character-count="1077"/>
    <meta:generator>LibreOffice/5.4.3.2$Windows_X86_64 LibreOffice_project/92a7159f7e4af62137622921e809f8546db437e5</meta:generator>
  </office:meta>
</office:document-meta>
</file>